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06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6.43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1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9" table:default-cell-style-name="ce1"/>
        <table:table-row table:style-name="ro1">
          <table:table-cell table:style-name="ce3" office:value-type="string" calcext:value-type="string">
            <text:p>mh</text:p>
          </table:table-cell>
          <table:table-cell table:style-name="ce5" office:value-type="string" calcext:value-type="string">
            <text:p>title</text:p>
          </table:table-cell>
          <table:table-cell table:style-name="ce5" office:value-type="string" calcext:value-type="string">
            <text:p>genre</text:p>
          </table:table-cell>
          <table:table-cell table:style-name="ce5" office:value-type="string" calcext:value-type="string">
            <text:p>source</text:p>
          </table:table-cell>
          <table:table-cell table:style-name="ce5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sa in honorem Sanctissimae Trinitat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eluia laude Jerusalem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le et Erimen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ssa ub titulo Sancti Micha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ssa Sanctae Cyrilli et Methodi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style-name="ce6" office:value-type="string" calcext:value-type="string">
            <text:p>A-MZ Ms. 258, A-SL no sig (600192574)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ssa in honorem Beatissimae Virginis Mar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ssa in honorem Sancti Joseph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issa in honorem Sancti Gabri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8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9/1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 MS 49/2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ristus factus est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I-Fc F.P.Ch 330/4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-MZ MS 289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ste confessor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issa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iss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iritus Domini. Veni Creator Spirit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B Mus. ms. 10231 (452009960)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 omnem terra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ivitatem. Festina lente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idi civitatem. Caelestis inter caetus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A-KR D 16/102 (600176354)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ve maris stella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F24.St.Peter.D154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issa Sanctae Cruc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issa dolorum beatae virginis Mar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esperae de Dominica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A-KR E 40 II/248 (600176396), D-Mbs Mus.ms. 283-1 (456009340)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argh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h! ingrato m’inganni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83 (600033561)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Ninfe in belli semplicet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Urbs Jerusale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ebekka als Braut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dit mihi</text:p>
          </table:table-cell>
          <table:table-cell office:value-type="string" calcext:value-type="string">
            <text:p>introitus</text:p>
          </table:table-cell>
          <table:table-cell office:value-type="string" calcext:value-type="string">
            <text:p>A-Sd A 584 (659000666)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Invictus heros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82 (659000664)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am faces lictor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83 (659000665)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HE, A-Sd, HR-Zha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storell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r Traum</text:p>
          </table:table-cell>
          <table:table-cell office:value-type="string" calcext:value-type="string">
            <text:p>pantomime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ie Schuldigkeit des ersten und fürnehmsten Gebotes</text:p>
          </table:table-cell>
          <table:table-cell office:value-type="string" calcext:value-type="string">
            <text:p>singspiel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ere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issa Sancti Raphae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same as MH 74 with mixed chorus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GÖ 2302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HR-Zha, H-Bn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fragment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Gd Ms. 47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ia laeti exsultem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R-Zha LXVI.M (500027077)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WIL, A-Ee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sacred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di aquam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Jesu corona Virginum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LA 1398 (603002683)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RB R 175 (600033553)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Laudate pueri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A-Ee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CZ-Pnm A-N no sig (601000069)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Der Kampf der Buße und Bekehrung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Die Hochzeit auf der Alm</text:p>
          </table:table-cell>
          <table:table-cell office:value-type="string" calcext:value-type="string">
            <text:p>operetta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issa Sancti Nicolai Tolenti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Gloria et Credo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or MH 87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loria et Credo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for MH 17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F-Pn D-5588 (840016579)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Inveni David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01 (600033579)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Et bracchium me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02 (600033580)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Kaiser Constantin I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e Wahrheit der Natur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Missa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Ecce Virgo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Nos conservat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30.1, A-LA 1381 (603002662)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Non me averte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ubae resonat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50.1, A-KR D 25/350 (600176353)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Vexilla Regi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D-WS 334 (450039957)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KR F 7/212 (600176178), A-LA 1759 (1001011549)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sp Hay 1295.1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Ihr Himmel thaut herab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Der reumütige Petrus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ota pulchra 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25/332 (600176365)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Ballet</text:p>
          </table:table-cell>
          <table:table-cell office:value-type="string" calcext:value-type="string">
            <text:p>ballet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icut cervus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Quid video superi?</text:p>
          </table:table-cell>
          <table:table-cell office:value-type="string" calcext:value-type="string">
            <text:p>applausus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Anima nostr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537 (1001011113)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Der büßende Sünder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mann</text:p>
          </table:table-cell>
          <table:table-cell office:value-type="string" calcext:value-type="string">
            <text:p>ballet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O Maria nostra sp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4133 (455022522), D-Mbs Mus.ms. 4332 (455024087), A-LA 1369 (603002650)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issa Sancti Nicolai Tolenti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Missa pro defuncto Archiepiscopo Sigismundo</text:p>
          </table:table-cell>
          <table:table-cell office:value-type="string" calcext:value-type="string">
            <text:p>requiem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eus tuorum militium</text:p>
          </table:table-cell>
          <table:table-cell office:value-type="string" calcext:value-type="string">
            <text:p>hymn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O festiva dies. O virum fortem</text:p>
          </table:table-cell>
          <table:table-cell office:value-type="string" calcext:value-type="string">
            <text:p>motet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urrexit Pastor. Plaudes plebs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A-Ssp Hay 1545.1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A-GÖ uncatalogued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also see MH 628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CZ-Pnm XLIX E 298 (550270496)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EI F.V.1b, A-MZ</text:p>
          </table:table-cell>
          <table:table-cell table:number-columns-repeated="10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O Maria Virgo spe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d A 571 (659000653)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Steh auf!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Ee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rhebet euch ihr Augenliede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40.1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O glorreiche Himmelssonn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60.1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Große Frau, wir rufen Dic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65.1, A-LA 1475 (603002718)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i fröhlich mein Isaak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EI R 425 (600026348)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73a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adenze e Vers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ontrapunctal studi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ank dem Geb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Kommt her, ihr Menschen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er gute Hirt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Missa Sancti Joannis Nepomucen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Tres sun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Endimione</text:p>
          </table:table-cell>
          <table:table-cell office:value-type="string" calcext:value-type="string">
            <text:p>serenata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Notturn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gregie Doctor Paule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H-Bn Ms.mus II.28 (530001687)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sp, A-Gmi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eele, Dein Heiland ist fre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Sehet den Reicht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95.2, A-KR K 46/26 (600176358), A-LA 1476 (603002719)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utter der Gnad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85.1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Ein träger Berg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2005.1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Memento Domine David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tiphonae ad Stationes pro tribus diebus Rogationum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Oratorio de Passione Dominum nostrum Jesu Christe</text:p>
          </table:table-cell>
          <table:table-cell office:value-type="string" calcext:value-type="string">
            <text:p>oratorium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Leget alle Trauer niede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80.1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Der Schulmeister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er Baßgeiger zu Wörgl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uten Morgen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assati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Responsoria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Vesperae de Confessore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A-RB IV.95, D-Po M. Haydn 108 (456002640)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auda Sion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ibt acht ihr Hirt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70.1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uft ihr Hirten allzugleic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75.1, A-Wn Mus.Hs.21624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Die Hochzeit auf der Alm</text:p>
          </table:table-cell>
          <table:table-cell office:value-type="string" calcext:value-type="string">
            <text:p>operetta</text:p>
          </table:table-cell>
          <table:table-cell/>
          <table:table-cell office:value-type="string" calcext:value-type="string">
            <text:p>variant of MH 108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erechter Herr und Got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55.1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lma Dei creatori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95 (600033573)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Deus refugi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7/112 (600176558), D-Mbs Mus.ms. 840 (456009522), A-LA 1390 (603002671)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Dignare m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510.1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Inveni David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Justorum anim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765 (1001011691), A-LA 1376 (603002657), A-KR D 16/107 (600176342), D-Mbs Mus.ms. 282-8 (456009335)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Quae est ist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R-Zha LXVI.N (500027078), A-Sd A 540 (659000615)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H-Bn Ms.mus IV.1589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issa Sancti Amand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n Te mi Deus confido</text:p>
          </table:table-cell>
          <table:table-cell office:value-type="string" calcext:value-type="string">
            <text:p>motet</text:p>
          </table:table-cell>
          <table:table-cell office:value-type="string" calcext:value-type="string">
            <text:p>H-Bn Ms.mus. II.47, A-Ee</text:p>
          </table:table-cell>
          <table:table-cell table:number-columns-repeated="10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HE IV.e.4</text:p>
          </table:table-cell>
          <table:table-cell table:number-columns-repeated="10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llegremente tutt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Amar vorre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anoni voi volite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he viver vuol content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omincio sol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all’amoros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Frau’ Matino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Gia che viene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La mia signora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Mio ben, io mor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Perche vezzosi ra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er ti, mio ben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Questi son canon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Senza di te, ben mio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Se tu mi vuo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Tre dolci e cari nomi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Posuisti Domine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66 (659000648)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Parti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Laeta qu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Missa Sancti Hieronym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Zair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Timete Domin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75 (603002656), A-Ee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Missa Sancti Aloysi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Quicunque manducaveri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Laudate Domin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Wn Mus.Hs.22452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aelitum Joseph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9 (603002670), A-RB R 228 (600033606)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antata pro Festo Nativitatis</text:p>
          </table:table-cell>
          <table:table-cell office:value-type="string" calcext:value-type="string">
            <text:p>cantata</text:p>
          </table:table-cell>
          <table:table-cell/>
          <table:table-cell office:value-type="string" calcext:value-type="string">
            <text:p>incomplete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Regina coeli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RB R 207 (600033585)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Mus.Hs.22458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rhebe, o Sünde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35.1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Auf! Ihr Christ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F-Pn D-5983/1 (840016784), A-Ssp Hay 1690.1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nta Jerusale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Der Tod Abels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ub vestrum praesidiu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Responsoria ad Matutinum in Coena Domini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Responsoria in Parasceve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Responsoria in Sabbato Sancto</text:p>
          </table:table-cell>
          <table:table-cell office:value-type="string" calcext:value-type="string">
            <text:p>responsorium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pplicatio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H-Bn Ms.mus II.39 (530001711)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iffusa est gratia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Litaniae de Beata Virgine Mari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er englische Patriot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Justorum anima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537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6 Marcia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Amor subditorium</text:p>
          </table:table-cell>
          <table:table-cell office:value-type="string" calcext:value-type="string">
            <text:p>applausus</text:p>
          </table:table-cell>
          <table:table-cell/>
          <table:table-cell office:value-type="string" calcext:value-type="string">
            <text:p>parts used as MH 290–293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Eia corda exsultat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3 (603002664), D-Mbs Mus.ms. 464 (456009483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O caeli luminaria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9/198 (600176345), D-Mbs Mus.ms. 461 (456009480), A-LA 1386 (603002667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Qui nunc laeti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466 <text:s/>(456009485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Unitis cordib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84 (603002665), D-Mbs Mus.ms. Mm 674 (456013352)</text:p>
          </table:table-cell>
          <table:table-cell office:value-type="string" calcext:value-type="string">
            <text:p>from MH 289</text:p>
          </table:table-cell>
          <table:table-cell table:number-columns-repeated="101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Vesperae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Beschluss-Ari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Lied der Recru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Liedchen für den Feldwebe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Morgenlied der Bauer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ier mahlt sie sich im Ha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ich grüßen wi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630.1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Lerne, schwache Menschhei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LA 1739 (1001011542)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onfitebor, Beatus vir, De profundis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A-Sca Hs. 569/7, D-Mbs Mus.ms. 4137 (455022554)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ca Hs. 569/8, D-Mbs Mus.ms. 4137 (455022554)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alvete flore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Gewöhnliche Signaturen des Generalbaß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nweisung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esperae de Dominica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Missa in honorem Sancti Rupert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nticum in tono peregrino</text:p>
          </table:table-cell>
          <table:table-cell office:value-type="string" calcext:value-type="string">
            <text:p>cantata</text:p>
          </table:table-cell>
          <table:table-cell/>
          <table:table-cell office:value-type="string" calcext:value-type="string">
            <text:p>pars used as MH 324 and 325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n adoratione nostra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from MH 323</text:p>
          </table:table-cell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offertorium</text:p>
          </table:table-cell>
          <table:table-cell/>
          <table:table-cell office:value-type="string" calcext:value-type="string">
            <text:p>from MH 323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eni creator spiritu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Surgite Sanct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ancti Dei omnes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Jesu redemptor omni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Litaniae della Madonna</text:p>
          </table:table-cell>
          <table:table-cell office:value-type="string" calcext:value-type="string">
            <text:p>litany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x ore infantium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RB IV.70</text:p>
          </table:table-cell>
          <table:table-cell table:number-columns-repeated="102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Alme De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LA 1378 (603002659)</text:p>
          </table:table-cell>
          <table:table-cell table:number-columns-repeated="102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o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Viderunt omn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lleluia. Laudate puer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ederunt princip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Hic est discipul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Ecce sacerd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ub tuum praesidi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D-Mbs Mus.ms. 5148 (450109655)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Wn Mus.Hs.18558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Benedictus es Domine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A-KR C 55/117 (600176194)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Freundschaft, du Zucker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Omnes de Sab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alvos fac n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Gloriosus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Tu es vas election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Nunc dimit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b ortu sol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Audi fil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Domine praevenisti 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olorosa et lacrymabilis 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Victimae Paschali laud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lleluis. In die resurrection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Alelluia. Confitebuntur cael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icite in gentib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Alleluia. Ascendit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Veni Sancte Spirit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Quin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Erhebet euch, Christen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Benedictus es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Exsultabunt Sanct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Weint auch ih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F-Pn W-6 48 (840016200)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riusquam te formare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onstitues eos princip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Benedicta et venerabilis 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Adiuvabit eam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Dilexisti iustiti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peciosus for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robasti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Felix es sacr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Nimis honorati sun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Benedicite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Iuravi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Locus ist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imete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Dilectus m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Tollite porta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Ave Mar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ustus ut pal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Tecum princip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Benedictus qui ven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ffuderunt sanguine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Pange lingua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Wn Mus.Hs.23104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u es Petr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eatus vi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aeta qu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culi omn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Alleluia. Confitemini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omine, quis habitab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renat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cce Virgo concipie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Ne timeas Mari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atus vir, qui suffer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enuetti Tedeschi 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enuetti Tedeschi I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issa in honorem Sancti Domin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issa a due Cori (Hispanica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Menuetti Tedeschi II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iraculorum patrator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316 (455023995), A-Sca Hs 562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Wie trostreich ist uns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316 (455023995), A-Sca Hs 562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Wie trostreich ist uns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580.1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eispiele zur Übung im bezifferten Grundbaß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ontrapunctal studies</text:p>
          </table:table-cell>
          <table:table-cell office:value-type="string" calcext:value-type="string">
            <text:p>treatise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relude, versets and cadenzas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reludes and final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Emicat meridies</text:p>
          </table:table-cell>
          <table:table-cell office:value-type="string" calcext:value-type="string">
            <text:p>sequence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Andromeda e Perseo</text:p>
          </table:table-cell>
          <table:table-cell office:value-type="string" calcext:value-type="string">
            <text:p>opera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niversi qui te exspectan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Ex Sion speci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 sedes,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rope es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Adiutor in opportunitatib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Sciant gent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 es De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Jubelfeier</text:p>
          </table:table-cell>
          <table:table-cell office:value-type="string" calcext:value-type="string">
            <text:p>cantata</text:p>
          </table:table-cell>
          <table:table-cell office:value-type="string" calcext:value-type="string">
            <text:p>H-Bn Ms.mus II.109 (530001738), D-Mbs Mus.ms. 4234 (455022811)</text:p>
          </table:table-cell>
          <table:table-cell office:value-type="string" calcext:value-type="string">
            <text:p>part used as MH 450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Feuer zu werd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50.1</text:p>
          </table:table-cell>
          <table:table-cell office:value-type="string" calcext:value-type="string">
            <text:p>from MH 449</text:p>
          </table:table-cell>
          <table:table-cell table:number-columns-repeated="101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Angelis su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nima nostra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Tribulationes cordis me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Deus in adiutorium</text:p>
          </table:table-cell>
          <table:table-cell office:value-type="string" calcext:value-type="string">
            <text:p>introitus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chäffer-Kantate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e funestra necis domo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D-Mbs Mus.ms. 14588 (450057134)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RB R 212 (600192492)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RB IV.123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Libera m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68 (659000650)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Heiligste Nach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B Mus.ms. 10250 (452009970)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Auch die Sprödeste der Schö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Deutscher Tanz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xsurg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Eripe m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lleluia. Cognoverunt discipul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lleluia. Redemptionem mis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lleluia. Dextera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Alleluia. Surrexit Christ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Alleluia. Regnavit Dominu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Ad Domunum dum tribular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Iacta cogitatum tu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opitius esto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onverter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omine Dominus nost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Benedicam Dom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ie Ährenleserin</text:p>
          </table:table-cell>
          <table:table-cell office:value-type="string" calcext:value-type="string">
            <text:p>singspiel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 profund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Benedictus Dominus Deus Israel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isit Dominus verbum su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mebunt gente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Dominus regnavit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6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enuetti Tedesch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rotector noste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enite fili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Esto mihi in D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ustodi m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n Deo speravit cor m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espice Domin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infon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Bonum est confide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Bonum est confiteri Domin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eata gen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er deutsche Kaiser Joseph lebe ges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aro mea ve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hr Christen, bette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09 (659000705)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Quin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Deutsches Dixit et Magnificat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H-Bn Ms. Mus. IV.204, A-Ssp Hay 1430.1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ivertimen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etatus s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irigatur oratio me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Domine refugi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iberasti no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aratum cor me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In omnem terr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Gloria et honor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Der fröhliche Wiederschein</text:p>
          </table:table-cell>
          <table:table-cell office:value-type="string" calcext:value-type="string">
            <text:p>applausus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ost partum Virg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Ingles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ssa in honorem Sancti Gotthardi (Admonti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Ad te, Domin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IV.123, A-KR D 14/54 (600176331), A-LA 1387 (603002668)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Litaniae de venerabili sacramento</text:p>
          </table:table-cell>
          <table:table-cell office:value-type="string" calcext:value-type="string">
            <text:p>litany</text:p>
          </table:table-cell>
          <table:table-cell/>
          <table:table-cell office:value-type="string" calcext:value-type="string">
            <text:p>edited</text:p>
          </table:table-cell>
          <table:table-cell table:number-columns-repeated="101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ntiphonarium romanum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parts used as MH 534 and 535</text:p>
          </table:table-cell>
          <table:table-cell table:number-columns-repeated="101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/>
          <table:table-cell office:value-type="string" calcext:value-type="string">
            <text:p>from MH 533</text:p>
          </table:table-cell>
          <table:table-cell table:number-columns-repeated="101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D-Mt MK 1027/1032</text:p>
          </table:table-cell>
          <table:table-cell office:value-type="string" calcext:value-type="string">
            <text:p>from MH 533</text:p>
          </table:table-cell>
          <table:table-cell table:number-columns-repeated="101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ott! Vor Di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it frommen Eif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it frommen Eif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Was ists dass ich mich quäle?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Was ists dass ich mich quäle?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Ewiges Wesen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Ssp Hay 1970.5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Am Kirchenweihfes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m Autogr Var 15 (1001026803)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Missa in honorem Sanctae Ursulae (Chiemsensi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Exaltabo te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14/56 (600176338), A-LA 1382 (603002663), D-Mbs Mus.ms. 842 (456009524)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Vesperae pro festo Sanctissimae Innocentium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ie Feierabendst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issa pro quadragesim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issa quadragesimalis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issa tempore quadragesim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Vos es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Mutter des Lebems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WS 555 (450039996), H-Bn Ms. Mus. 2499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audibus mons</text:p>
          </table:table-cell>
          <table:table-cell office:value-type="string" calcext:value-type="string">
            <text:p>gradual</text:p>
          </table:table-cell>
          <table:table-cell office:value-type="string" calcext:value-type="string">
            <text:p>D-Mbs Mus.ms. 4155 (455022659), A-LA 1344 (603002620)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Perfice gressus meo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229 (600033607), A-KR D 23/301 (600176346)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ommerce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Missa pro defunctis</text:p>
          </table:table-cell>
          <table:table-cell office:value-type="string" calcext:value-type="string">
            <text:p>requiem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Deutsche Mess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e alten und heutigen Sit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ie alten und heutigen Sit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Singt heilig!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WS 402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n Ignati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enn ich, o Schöpfer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anonic studies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ational-Marsch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6 Tedesch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Asperges me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Vier deutsche Choralvespern</text:p>
          </table:table-cell>
          <table:table-cell office:value-type="string" calcext:value-type="string">
            <text:p>vesper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Aus Davids Psalmen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Zu dir ruft, Herr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Es packe dich</text:p>
          </table:table-cell>
          <table:table-cell office:value-type="string" calcext:value-type="string">
            <text:p>canone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Glückwunsc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Das Liedchen von der Ru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Die Unschul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Einladung in unsern Garten zu Arnsdorf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Glück fehl Di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Frater Caspar Decini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Wohlsein, Fre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Tisch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Der frühe B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Das Liedchen von der Ruh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Hymne an Got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ai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Trinklied im Win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Verwandlu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ußgesang in der Fastenszei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Iam sol recedit igneus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Gloria (for J Haydns Organ solo mass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Einweih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Auf den Tod des Herrn Schachtner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An Ignati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Quart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Marcia turches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An unsern Gar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An unsern Gart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Einweih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Hochzeitslied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3749 (455016856)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Lied der Frei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Lied der Frei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Deutsches Tenebrae</text:p>
          </table:table-cell>
          <table:table-cell office:value-type="string" calcext:value-type="string">
            <text:p>responsorium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Die Gans bebrüht das Gäns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An Decin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Meiner Freunde Gesinnu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Es lebe Taddeo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Herzige Nani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Vom Glück sei all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Frühli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rühli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Ehren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Die Ölberg Andacht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Tisch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Das Geb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In coena Domini ad missam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Dankesempfind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agt, wo sind die Veilchen h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agt, wo sind die Veilchen h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chon grünen die Heck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Virgo prudentissima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Grabet mit fleißigen Händ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H-Bn Ms. Mus. II.45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Alma redemptoris mater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Gaude Virg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Responsoria ad Matutinum in Nativitate Domini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H-Bn Ms.mus II.51 (530001801)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Es amator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RB R 187 (600033565), A-LA 1372 (603002653)</text:p>
          </table:table-cell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Sintemal und all’ die Weil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Wn S.m. 18470, A-RB IV.123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Frieden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Rundgesang für eine Gesellschaft Studiere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chön ist das La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Frieden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Sehnsucht nach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Türkisches Krie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ve Regina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Germinavit radix Jesse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Menuetto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Ecce ancilla Domini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Sub tuum praesidium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Dominus firmamentum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H-Bn Ms. mus. 2501, A-Ssp Hay 1110.1, A-WIL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odie scie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Monsieur Ha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Monsieur Ha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Lied im Grü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Lied im Grün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Türkisches Krie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(untitled)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Die Elf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rmunterung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Freundschafts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atritius</text:p>
          </table:table-cell>
          <table:table-cell office:value-type="string" calcext:value-type="string">
            <text:p>cantata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esponsoria in festo Resurrectione Domini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H-Bn Ms.mus II.52 (530001732)</text:p>
          </table:table-cell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Ipsa Virgo virgi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Deutsches Hochamt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A-Sd A 598 (659000679)</text:p>
          </table:table-cell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Deutsches Magnificat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A-Ssp Hay 1425.1</text:p>
          </table:table-cell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Deutsche Fastenvesper</text:p>
          </table:table-cell>
          <table:table-cell office:value-type="string" calcext:value-type="string">
            <text:p>vesper</text:p>
          </table:table-cell>
          <table:table-cell office:value-type="string" calcext:value-type="string">
            <text:p>D-Mbs Mus.ms. 4144#Beibd.1 (455022563)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Deutsches 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d A 608 (659000703)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Deutsches Alm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A-Sd A 608 (659000704)</text:p>
          </table:table-cell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eutsches Ave maris stella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599</text:p>
          </table:table-cell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a (659000684)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a (659000684)</text:p>
          </table:table-cell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Deutscher Segen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3b (659000688)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Lobgesang de Venerabili Sacramento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625.1, D-Mbs Mus. ms. 4144 (455022562)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Wer nur den lieben Got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D-Mbs Mus.ms. 4290 (455023079)</text:p>
          </table:table-cell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Wie lieblich ist doch, Herr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sp Hay 1700.1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Auf die Auferstehung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n VI.3</text:p>
          </table:table-cell>
          <table:table-cell table:number-columns-repeated="1020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Komm, heiliger Geist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1 (659000682)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Stern auf diesem Lebensmeere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4 (659000689)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Gekrönte Himmelskönigin!</text:p>
          </table:table-cell>
          <table:table-cell office:value-type="string" calcext:value-type="string">
            <text:p>sacred song</text:p>
          </table:table-cell>
          <table:table-cell office:value-type="string" calcext:value-type="string">
            <text:p>A-Sd A 604 (659000691)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Improperium expectavit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oppia si tener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oppia si tener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ilenzio faccias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Die Schweitz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12 Menuetti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Deutsches Regina Coeli</text:p>
          </table:table-cell>
          <table:table-cell office:value-type="string" calcext:value-type="string">
            <text:p>antiphon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Tenuisti manu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Alleluia, confitemini quoniam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Der Obersulzer W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Die Wiedergenes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98a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Adam hat sieben Söh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Der arme Sü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Dulce loquente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um loquimu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Ehr sei dem Va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Es legte Adam sich im Paradi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Est! est! est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Hätt i glaub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Ich und Du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Die Mäßig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Mein Dämä, mein Fingä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Mi fopp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O Mensch, gedenk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O wie schmeck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Plato, Cicero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ein sanft wie ihre Seel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Sei stets bescheid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Sie ist’s nicht wer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auch an, mein lieba Schiffman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Tempore mutantu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Ut, re, mi, fa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Vinum latificat cor homini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Vorgetan und nachgeda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Was i beim Ta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Wer nicht liebt Weib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Wer nicht liebt W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Wer reines Herzens is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hor beim Vögelfan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Abendempfind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Am Gra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An die Sonn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Der Ar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Der Ar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Die Bien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Der Bun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Dankt dem Herr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Einladung zum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Eintra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Es kann ja nicht immer so blei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An die Freu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Freundschaft! Wie heili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Gehorsam ist die erste Pflich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Gesund und frohen Mut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Grabe, Spaden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Herbst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Holde Sittsam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Ich bin ein Mädchen aus Schwa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Ja, Dämo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Judendglück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Das Kammerfenst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Komm, lieber Mai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Könnt ich mein Liebchen kauf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Lebensweish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Ein Lied von der Behutsamkei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in Lied zur Prüfung für Schulkind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Ein Lied von der Gedul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eine Grill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ein Vergnü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Der Morgen im Lenz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Nacht und Still’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ichts ist schlauer als die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Pein der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Die Ros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Rose, lass dich küs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Scherzend unter Necktar-Küs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Seufz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tille! Stille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Der Tanzbä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Tischgebet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Trink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Der Wechse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Variations on Gott erhalte Franz den Kaiser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Tantum ergo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Der Invalid an seinen Fleischtopf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An alle Deutsc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Zu ihr! Zu ihr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tänd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Bier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Von ihr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Das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Die Seligkeit der Lieb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Abend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Der Säng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Der Säng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Rundgesang beim Abschied eines Biedermanne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Josep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Trinklied im Frei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Tischgebet aus der Schöpfung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Laudate populi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Debitam morti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ach dem Abzuge der Franzo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Nach dem Abzuge der Franzos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Messa sotto li Titolo di Santa Teresia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Missa subtitulo Sanctae Theresiae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Petite et accipietis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Magnus Dominus</text:p>
          </table:table-cell>
          <table:table-cell office:value-type="string" calcext:value-type="string">
            <text:p>offertorium</text:p>
          </table:table-cell>
          <table:table-cell office:value-type="string" calcext:value-type="string">
            <text:p>A-KR D 23/302 (600176344), A-LA 1379 (603002660)</text:p>
          </table:table-cell>
          <table:table-cell table:number-columns-repeated="102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Die Mutter an ihr Luisch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Elle avoit une beauté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Elle avoit une beauté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Le son de cloch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Le vin blanc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Romanze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Der couragierte Schneidergese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Sauf, du alter Gassenschlängel!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Dixit Dominus</text:p>
          </table:table-cell>
          <table:table-cell office:value-type="string" calcext:value-type="string">
            <text:p>psalm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Alleluia, confitebuntur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Bußgesang in der Fastenszeit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Auf den Tod eines Hündch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Auf den Tod eines Hündch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Ecce quam bonum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completorium</text:p>
          </table:table-cell>
          <table:table-cell office:value-type="string" calcext:value-type="string">
            <text:p>F-Pn D-5588 (840016579)</text:p>
          </table:table-cell>
          <table:table-cell table:number-columns-repeated="1020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reut euch des Lebens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Der Invalid an sein Holzbei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Die verlassene Mutter am Stro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Die verlassene Mutter am Strom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Die Feierabendstunde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n Ferdinand</text:p>
          </table:table-cell>
          <table:table-cell office:value-type="string" calcext:value-type="string">
            <text:p>profane song</text:p>
          </table:table-cell>
          <table:table-cell/>
          <table:table-cell office:value-type="string" calcext:value-type="string">
            <text:p>lost</text:p>
          </table:table-cell>
          <table:table-cell table:number-columns-repeated="1019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ommercelied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Marcia</text:p>
          </table:table-cell>
          <table:table-cell office:value-type="string" calcext:value-type="string">
            <text:p>instrumental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Tenebrae</text:p>
          </table:table-cell>
          <table:table-cell office:value-type="string" calcext:value-type="string">
            <text:p>responsorium</text:p>
          </table:table-cell>
          <table:table-cell office:value-type="string" calcext:value-type="string">
            <text:p>A-Sd A 591 (659000675)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Gott erhalte Franz den Kaiser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Missa subtitulo Sancti Francisci Seraphic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Domine Deus salutis</text:p>
          </table:table-cell>
          <table:table-cell office:value-type="string" calcext:value-type="string">
            <text:p>offertorium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antate Domino</text:p>
          </table:table-cell>
          <table:table-cell office:value-type="string" calcext:value-type="string">
            <text:p>gradual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Stella caeli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Der Christ auf Golgatha</text:p>
          </table:table-cell>
          <table:table-cell office:value-type="string" calcext:value-type="string">
            <text:p>sacred song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An den Hain zu Aig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Sehnsucht nach dem Landleben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An den Herrn von Mo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An den Herrn von Moll</text:p>
          </table:table-cell>
          <table:table-cell office:value-type="string" calcext:value-type="string">
            <text:p>profane song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Deutsches Te Deum</text:p>
          </table:table-cell>
          <table:table-cell office:value-type="string" calcext:value-type="string">
            <text:p>hymn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Missa sub titulo Sancti Leopoldi</text:p>
          </table:table-cell>
          <table:table-cell office:value-type="string" calcext:value-type="string">
            <text:p>mass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Missa pro defunctis</text:p>
          </table:table-cell>
          <table:table-cell office:value-type="string" calcext:value-type="string">
            <text:p>requiem</text:p>
          </table:table-cell>
          <table:table-cell/>
          <table:table-cell office:value-type="string" calcext:value-type="string">
            <text:p>unfinished</text:p>
          </table:table-cell>
          <table:table-cell table:number-columns-repeated="1019"/>
        </table:table-row>
        <table:table-row table:style-name="ro1" table:number-rows-repeated="10477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84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8:04:52.403825072</meta:creation-date>
    <dc:date>2023-03-14T20:03:30.059541878</dc:date>
    <meta:editing-duration>PT13H46M11S</meta:editing-duration>
    <meta:editing-cycles>174</meta:editing-cycles>
    <meta:generator>LibreOffice/7.5.1.2$Linux_X86_64 LibreOffice_project/50$Build-2</meta:generator>
    <meta:document-statistic meta:table-count="1" meta:cell-count="2705" meta:object-count="0"/>
  </office:meta>
</office:document-meta>
</file>